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  <style:text-properties officeooo:rsid="0d52c02d" officeooo:paragraph-rsid="0d52c02d"/>
    </style:style>
    <style:style style:name="P2" style:family="paragraph" style:parent-style-name="Text_20_body">
      <style:text-properties officeooo:rsid="0d52c02d" officeooo:paragraph-rsid="0d52c02d"/>
    </style:style>
    <style:style style:name="P3" style:family="paragraph" style:parent-style-name="Text_20_body">
      <style:text-properties officeooo:rsid="0d54a70f" officeooo:paragraph-rsid="0d54a70f"/>
    </style:style>
    <style:style style:name="P4" style:family="paragraph" style:parent-style-name="Text_20_body">
      <style:text-properties officeooo:rsid="0d586bcb" officeooo:paragraph-rsid="0d586bcb"/>
    </style:style>
    <style:style style:name="P5" style:family="paragraph" style:parent-style-name="Text_20_body">
      <style:text-properties officeooo:rsid="0d5aae6a" officeooo:paragraph-rsid="0d5aae6a"/>
    </style:style>
    <style:style style:name="P6" style:family="paragraph" style:parent-style-name="Text_20_body">
      <style:text-properties officeooo:rsid="0d5dd5cd" officeooo:paragraph-rsid="0d5dd5cd"/>
    </style:style>
    <style:style style:name="P7" style:family="paragraph" style:parent-style-name="Text_20_body">
      <style:text-properties officeooo:rsid="0d5f6ea0" officeooo:paragraph-rsid="0d5f6ea0"/>
    </style:style>
    <style:style style:name="T1" style:family="text">
      <style:text-properties officeooo:rsid="0d553d05"/>
    </style:style>
    <style:style style:name="T2" style:family="text">
      <style:text-properties officeooo:rsid="0d5c1d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tavění hradů</text:h>
      <text:h text:style-name="Heading_20_3" text:outline-level="3">Fáze obrany</text:h>
      <text:p text:style-name="P2">Aby měla stavba hradu smysl, tak na něj musí něco útočit. Nemůže se to ale dít úplně kdykoliv (respektive ano, ale jen malé, symbolické potyčky), protože hráči nejsou online pořád a masivní útok v době, když hráči nehrajou, by si jednak neužili a druhak by je to naštvalo.</text:p>
      <text:p text:style-name="P2">To znamená, že hráči musí mít k dispozici nástroj, jak „castle defense“ sami spustit – ideálně takový, aby to nepůsobilo jako berlička.</text:p>
      <text:h text:style-name="Heading_20_4" text:outline-level="4">Prorážení bariér</text:h>
      <text:p text:style-name="P2">Nejlepší řešení, co mě momentálně napadá, je postupné prorážení bariér k novým oblastem.</text:p>
      <text:p text:style-name="P3">Ideálně by to fungovalo v podzemí (tj. bylo by to něco ve stylu dungeon mastera <text:span text:style-name="T1">a nové oblasti by se otevíraly prostě tím, že se tam hráči „dotěží“</text:span>), <text:span text:style-name="T1">ale může to fungovat i na povrchu (vytěžení neprostupného lesa, stavba mostu přes rokli, atd.).</text:span></text:p>
      <text:p text:style-name="P3">IDEA: Nejlepší bude, když se bude bojovat současně v podzemí i na povrchu!</text:p>
      <text:h text:style-name="Heading_20_3" text:outline-level="3">Za každou bariérou by měly být nové zdroje</text:h>
      <text:p text:style-name="P4">A to nejen ve smyslu víc zdrojů, ale vyloženě novej druh, kterej umožní zkoumání nových technologií, nové druhy staveb, atd.</text:p>
      <text:h text:style-name="Heading_20_3" text:outline-level="3"><text:soft-page-break/>Hráči si budou sami určovat tempo postupu</text:h>
      <text:p text:style-name="P5">Je na nich, jak dlouho budou farmařit a budovat obranu, než prorazí další bariéru.</text:p>
      <text:p text:style-name="P5">- může to být trochu tajemné v tom, že hráči neví, kde přesně začíná další oblast, takže prostě budou kopat nové tunely a časem na ni narazí. Pořád to bude splňovat to, že v už objevené oblasti jsou relativně v bezpečí (respektive musí si poradit s protivníky, které už objevili), ale nebude úplně jasné, kdy přesně se spustí další fáze.</text:p>
      <text:p text:style-name="P5">- může to jít poznat, hráč se prostě dokope do místnosti, kde bude třeba výrazně jiný druh horniny, <text:span text:style-name="T2">rozvěšené</text:span> <text:span text:style-name="T2">skřetí talismany, nebo tak něco.</text:span></text:p>
      <text:h text:style-name="Heading_20_3" text:outline-level="3">Fallback option</text:h>
      <text:p text:style-name="P6">Měla by existovat nějaká „záložní“ varianta, když to hráči přeženou a otevřou cestu pro moc silného protivníka. Nemělo by to být úplně zadarmo (měli by v takovém případě o něco přijít), ale neměli by přijít úplně o všechno.</text:p>
      <text:h text:style-name="Heading_20_4" text:outline-level="4">Postupné budování opevnění</text:h>
      <text:p text:style-name="P6">Tohle se asi dá zařídit tím, že půjde budovat předsunutá opevnění, takže když je hráči ztratí, mohou stále útok zastavit na nějakém dalším.</text:p>
      <text:p text:style-name="P6">- tohle by ale vedlo k tomu, že se nikdy nebude bojovat o hlavní hrad, což by asi byla škoda.</text:p>
      <text:p text:style-name="P7">TODO: nějaké lepší řešení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7-01-04T20:51:10.538000000</dc:date>
    <meta:print-date>2113-01-01T00:00:00</meta:print-date>
    <meta:editing-cycles>8490</meta:editing-cycles>
    <meta:editing-duration>P26DT1H36M41S</meta:editing-duration>
    <meta:generator>LibreOffice/5.2.1.2$Windows_X86_64 LibreOffice_project/31dd62db80d4e60af04904455ec9c9219178d620</meta:generator>
    <meta:document-statistic meta:table-count="0" meta:image-count="0" meta:object-count="0" meta:page-count="2" meta:paragraph-count="21" meta:word-count="368" meta:character-count="2146" meta:non-whitespace-character-count="1798"/>
  </office:meta>
</office:document-meta>
</file>